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53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stão_0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Números de Ciclos</text:p>
          </table:table-cell>
          <table:table-cell office:value-type="string" calcext:value-type="string">
            <text:p>Frequência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0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requência dos Números de Ciclo" table:style-name="ta1">
        <table:shapes>
          <draw:frame draw:z-index="0" draw:style-name="gr1" draw:text-style-name="P1" svg:width="16.013cm" svg:height="9.009cm" svg:x="7.687cm" svg:y="0.226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4" table:default-cell-style-name="ce18"/>
        <table:table-row table:style-name="ro1">
          <table:table-cell table:style-name="ce12" office:value-type="string" calcext:value-type="string">
            <text:p>Números de Ciclos</text:p>
          </table:table-cell>
          <table:table-cell table:style-name="ce16" office:value-type="string" calcext:value-type="string">
            <text:p>Soma - Frequência</text:p>
          </table:table-cell>
        </table:table-row>
        <table:table-row table:style-name="ro1">
          <table:table-cell table:style-name="ce13" office:value-type="string" calcext:value-type="string">
            <text:p>375-47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5-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75-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75-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75-10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75-11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75-12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275-1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75-1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75-15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75-16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75-1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75-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5-1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75-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75-2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75-2274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Total Resultado</text:p>
          </table:table-cell>
          <table:table-cell table:style-name="ce20" office:value-type="float" office:value="70" calcext:value-type="float">
            <text:p>70</text:p>
          </table:table-cell>
        </table:table-row>
      </table:table>
      <table:table table:name="Questão_02" table:style-name="ta1">
        <table:table-column table:style-name="co5" table:default-cell-style-name="Default"/>
        <table:table-row table:style-name="ro1">
          <table:table-cell office:value-type="string" calcext:value-type="string">
            <text:p>Empresa AAA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</table:table-row>
      </table:table>
      <table:named-expressions/>
      <table:data-pilot-tables>
        <table:data-pilot-table table:name="DataPilot1" table:application-data="" table:target-range-address="'Frequência dos Números de Ciclo'.A1:'Frequência dos Números de Ciclo'.B19" table:buttons="'Frequência dos Números de Ciclo'.A1" table:show-filter-button="false" table:drill-down-on-double-click="false">
          <table:source-cell-range table:cell-range-address="Questão_01.A1:Questão_01.B7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úmeros de Ciclos" table:orientation="row" table:used-hierarchy="0" table:function="auto">
            <table:data-pilot-level table:show-empty="false" calcext:repeat-item-labels="false">
              <table:data-pilot-members>
                <table:data-pilot-member table:name="375-474" table:display="true" table:show-details="true"/>
                <table:data-pilot-member table:name="475-574" table:display="true" table:show-details="true"/>
                <table:data-pilot-member table:name="575-674" table:display="true" table:show-details="true"/>
                <table:data-pilot-member table:name="675-774" table:display="true" table:show-details="true"/>
                <table:data-pilot-member table:name="775-874" table:display="true" table:show-details="true"/>
                <table:data-pilot-member table:name="875-974" table:display="true" table:show-details="true"/>
                <table:data-pilot-member table:name="975-1074" table:display="true" table:show-details="true"/>
                <table:data-pilot-member table:name="1075-1174" table:display="true" table:show-details="true"/>
                <table:data-pilot-member table:name="1175-1274" table:display="true" table:show-details="true"/>
                <table:data-pilot-member table:name="1275-1374" table:display="true" table:show-details="true"/>
                <table:data-pilot-member table:name="1375-1474" table:display="true" table:show-details="true"/>
                <table:data-pilot-member table:name="1475-1574" table:display="true" table:show-details="true"/>
                <table:data-pilot-member table:name="1575-1674" table:display="true" table:show-details="true"/>
                <table:data-pilot-member table:name="1675-1774" table:display="true" table:show-details="true"/>
                <table:data-pilot-member table:name="1775-1874" table:display="true" table:show-details="true"/>
                <table:data-pilot-member table:name="1875-1974" table:display="true" table:show-details="true"/>
                <table:data-pilot-member table:name="1975-2074" table:display="true" table:show-details="true"/>
                <table:data-pilot-member table:name="2075-2174" table:display="true" table:show-details="true"/>
                <table:data-pilot-member table:name="2175-2274" table:display="true" table:show-details="true"/>
                <table:data-pilot-member table:name="&lt;375" table:display="true" table:show-details="true"/>
                <table:data-pilot-member table:name="&gt;22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auto" table:end="auto" table:step="100"/>
          </table:data-pilot-field>
          <table:data-pilot-field table:source-field-name="Frequência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4-04T21:42:55.728000000</meta:creation-date>
    <dc:date>2022-12-21T14:17:02.273000000</dc:date>
    <meta:editing-duration>PT42M12S</meta:editing-duration>
    <meta:editing-cycles>8</meta:editing-cycles>
    <meta:generator>LibreOffice/7.4.2.3$Windows_X86_64 LibreOffice_project/382eef1f22670f7f4118c8c2dd222ec7ad009daf</meta:generator>
    <meta:document-statistic meta:table-count="3" meta:cell-count="21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1cm" xlink:href=".." xlink:type="simple" loext:data-pilot-source="DataPilot1" chart:class="chart:bar" chart:style-name="ch1">
        <chart:title svg:x="5.714cm" svg:y="0.316cm" chart:style-name="ch2">
          <text:p>Frequência dos Ciclos</text:p>
        </chart:title>
        <chart:legend chart:legend-position="end" svg:x="13.202cm" svg:y="2.953cm" style:legend-expansion="high" chart:style-name="ch3"/>
        <chart:plot-area chart:style-name="ch4" table:cell-range-address="PivotChart" chart:data-source-has-labels="column" svg:x="1.331cm" svg:y="1.275cm" svg:width="11.551cm" svg:height="5.674cm">
          <chart:coordinate-region svg:x="2.015cm" svg:y="1.474cm" svg:width="10.867cm" svg:height="3.822cm"/>
          <chart:axis chart:dimension="x" chart:name="primary-x" chart:style-name="ch5" chartooo:axis-type="auto">
            <chartooo:date-scale/>
            <chart:title svg:x="5.633cm" svg:y="7.129cm" chart:style-name="ch6">
              <text:p>Intervalo dos Ciclos</text:p>
            </chart:title>
            <chart:categories table:cell-range-address="PT@categories"/>
          </chart:axis>
          <chart:axis chart:dimension="y" chart:name="primary-y" chart:style-name="ch7">
            <chart:title svg:x="0.451cm" svg:y="5.836cm" chart:style-name="ch8">
              <text:p>Soma das Frêquencias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75-474</text:p>
                <draw:g>
                  <svg:desc>PT@categories</svg:desc>
                </draw:g>
              </table:table-cell>
              <table:table-cell office:value-type="float" office:value="1">
                <text:p>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675-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-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-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-10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5-1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5-1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5-1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5-1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5-1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5-1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5-1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5-1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5-1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5-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5-2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5-227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